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14mm"/>
    </style:style>
    <style:style style:name="co2" style:family="table-column">
      <style:table-column-properties fo:break-before="auto" style:column-width="13.69mm"/>
    </style:style>
    <style:style style:name="co3" style:family="table-column">
      <style:table-column-properties fo:break-before="auto" style:column-width="32.21mm"/>
    </style:style>
    <style:style style:name="co4" style:family="table-column">
      <style:table-column-properties fo:break-before="auto" style:column-width="12.61mm"/>
    </style:style>
    <style:style style:name="co5" style:family="table-column">
      <style:table-column-properties fo:break-before="auto" style:column-width="13.42mm"/>
    </style:style>
    <style:style style:name="co6" style:family="table-column">
      <style:table-column-properties fo:break-before="auto" style:column-width="15.33mm"/>
    </style:style>
    <style:style style:name="co7" style:family="table-column">
      <style:table-column-properties fo:break-before="auto" style:column-width="9.88mm"/>
    </style:style>
    <style:style style:name="co8" style:family="table-column">
      <style:table-column-properties fo:break-before="auto" style:column-width="19.69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ipologia</text:p>
          </table:table-cell>
          <table:table-cell office:value-type="string" calcext:value-type="string">
            <text:p>genere</text:p>
          </table:table-cell>
          <table:table-cell office:value-type="string" calcext:value-type="string">
            <text:p>zona</text:p>
          </table:table-cell>
          <table:table-cell office:value-type="string" calcext:value-type="string">
            <text:p>bagno</text:p>
          </table:table-cell>
          <table:table-cell office:value-type="string" calcext:value-type="string">
            <text:p>cucina</text:p>
          </table:table-cell>
          <table:table-cell office:value-type="string" calcext:value-type="string">
            <text:p>salotto</text:p>
          </table:table-cell>
          <table:table-cell office:value-type="string" calcext:value-type="string">
            <text:p>balcone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range euro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n Donato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300-3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Marconi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450-47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Saffi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425-4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rnerio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550-57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.Vita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400-4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S.Vita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400-4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ffi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400-4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San Donato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550-57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Marcon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450-47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n Donat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350-37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lognin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400-4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.Vitale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400-4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San Donat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275-3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rnerio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400-4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San Donat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350-37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n Dona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450-47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Costa Saragozz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400-4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Galvan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650-67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urr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275-3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Mazzin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350-37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/>
          <table:table-cell office:value-type="string" calcext:value-type="string">
            <text:p>San Donato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450-47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Marcon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450-47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Borgo Paniga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350-37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rticell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375-4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ffi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450-47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Murri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400-4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zzin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50-27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.Vital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450-47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ff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400-4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ff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400-4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Bologni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350-37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urr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325-3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Saff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350-37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con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350-37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Costa Saragozz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450-47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lpighi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300-3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n Dona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350-37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S.Vita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400-4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rneri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500-5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n Donat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325-3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con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325-3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S.Vita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400-4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olognina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300-3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S.Ruffill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325-3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Mazzin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375-4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rneri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375-4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sta Saragozza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400-4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olognin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425-4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Lam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300-3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Saff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500-5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Saff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250-27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Corticell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350-37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Mazzin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450-47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rneri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450-47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coni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450-47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San Donat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450-47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Marcon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375-4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Irneri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450-47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lpighi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50-27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Marcon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400-4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Barc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350-37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olognin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400-4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S.Vital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300-3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sta Saragozz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450-47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Bologni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400-4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Bolognin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500-5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.Viol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300-3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Costa Sareagozza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350-37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zzin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400-4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Lam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350-37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rneri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400-4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alvan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500-5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lli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350-37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S.Ruffill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325-3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Irneri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400-4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Murr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400-4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Murr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525-5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n Dona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450-47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Corticell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350-37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San Donato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375-4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S.Vital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550-57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S.Ruffill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500-5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San Donat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500-5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Costa Saragozz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450-47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Irneri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300-3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lpigh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400-4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Bolognina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375-4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con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300-3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urri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325-3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Murri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425-4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Mazzin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375-4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S.Vital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400-4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San Dona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400-4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Murr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300-3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am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425-4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Saffi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400-4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Murri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350-37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rticell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325-3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Lam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325-3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urr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250-27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Costa Saragozz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300-32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coni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50-27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Saff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50-27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alvani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250-27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Murri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325-3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coni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300-32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Costa Saragozz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350-37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Costa Saragozz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350-37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lognin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175-20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Bolognin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250-27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con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200-22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m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175-20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n Dona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275-30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zzin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50-27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Costa Saragozz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225-2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Bolognin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225-2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San Donat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325-3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lognina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325-3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Irnerio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300-32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rneri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50-27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Bolognina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225-2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Bolognina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225-2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Irnerio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350-37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ff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200-22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am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200-22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n Dona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200-22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lognin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225-2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Bologni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200-22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Irneri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350-37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S.Viol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50-27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urr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250-27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zzini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225-2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m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325-3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San Donat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225-2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con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275-30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San Donato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325-3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urr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275-30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S.Vital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50-27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sta Saragozz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300-32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San Donato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275-30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con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200-22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Mazzin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300-32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zzini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50-27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.Vital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325-3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rneri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225-2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Costa Saragozza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225-2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zzini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275-30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Irneri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350-37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con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350-37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Costa Saragozz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300-32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sta Saragozz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50-27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San Donato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375-40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San Donat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50-27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Mazzin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50-27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c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225-2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zzin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200-22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Malpigh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50-27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Murri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50-27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Malpighi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175-20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Irneri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250-27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Lam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275-30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urr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300-32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n Donat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50-27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Mazzin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200-22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San Donato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275-30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rneri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250-27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Marconi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50-27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.Vita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250-27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rneri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200-22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ff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25-2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Galvani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250-27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sta Saragozz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250-27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zzin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275-30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Bologni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350-37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urri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225-2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Marcon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225-2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rneri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200-22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Galvan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225-2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ffi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300-32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zzin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300-32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olognin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25-2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zzini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300-32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n Donato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200-22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Malpigh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275-30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lpigh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350-37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coni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225-2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ffi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225-2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Marconi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225-2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coni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275-30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urr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200-22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Irneri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225-2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Coll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300-32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Irneri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50-27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Irnerio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50-27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Irneri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275-30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Bologni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225-2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Malpighi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50-27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Bolognin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50-27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lpighi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350-37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alvan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300-3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6">00/00/0000</text:date>, <text:time style:data-style-name="N2" text:time-value="11:16:25.042711779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7T11:34:22.585826219</meta:creation-date>
    <meta:generator>LibreOffice/5.1.6.2$Linux_X86_64 LibreOffice_project/10m0$Build-2</meta:generator>
    <dc:date>2020-08-26T11:46:47.408260090</dc:date>
    <meta:editing-duration>PT8H55M14S</meta:editing-duration>
    <meta:editing-cycles>57</meta:editing-cycles>
    <meta:document-statistic meta:table-count="1" meta:cell-count="1808" meta:object-count="0"/>
  </office:meta>
</office:document-meta>
</file>